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Standaard" style:family="paragraph">
      <style:paragraph-properties fo:margin-left="0.25in" fo:text-indent="0.2416in">
        <style:tab-stops/>
      </style:paragraph-properties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family="paragraph">
      <style:paragraph-properties fo:margin-left="2in">
        <style:tab-stops/>
      </style:paragraph-properties>
    </style:style>
    <style:style style:name="P21" style:parent-style-name="Lijstalinea" style:family="paragraph">
      <style:paragraph-properties fo:margin-left="2in">
        <style:tab-stops/>
      </style:paragraph-properties>
    </style:style>
    <style:style style:name="P22" style:parent-style-name="Lijstalinea" style:list-style-name="LFO1" style:family="paragraph"/>
    <style:style style:name="P23" style:parent-style-name="Lijstalinea" style:family="paragraph">
      <style:paragraph-properties fo:margin-left="2in">
        <style:tab-stops/>
      </style:paragraph-properties>
    </style:style>
    <style:style style:name="P24" style:parent-style-name="Lijstalinea" style:family="paragraph">
      <style:paragraph-properties fo:margin-left="2in">
        <style:tab-stops/>
      </style:paragraph-properties>
    </style:style>
    <style:style style:name="P25" style:parent-style-name="Lijstalinea" style:list-style-name="LFO1" style:family="paragraph"/>
    <style:style style:name="P26" style:parent-style-name="Lijstalinea" style:family="paragraph">
      <style:paragraph-properties fo:margin-left="2in">
        <style:tab-stops/>
      </style:paragraph-properties>
    </style:style>
    <style:style style:name="P27" style:parent-style-name="Lijstalinea" style:list-style-name="LFO1" style:family="paragraph"/>
    <style:style style:name="P28" style:parent-style-name="Lijstalinea" style:family="paragraph">
      <style:paragraph-properties fo:margin-left="1.9666in">
        <style:tab-stops/>
      </style:paragraph-properties>
    </style:style>
    <style:style style:name="P29" style:parent-style-name="Lijstalinea" style:family="paragraph">
      <style:paragraph-properties fo:margin-left="2in">
        <style:tab-stops/>
      </style:paragraph-properties>
    </style:style>
    <style:style style:name="P30" style:parent-style-name="Lijstalinea" style:list-style-name="LFO1" style:family="paragraph"/>
    <style:style style:name="P31" style:parent-style-name="Lijstalinea" style:family="paragraph">
      <style:paragraph-properties fo:margin-left="2in">
        <style:tab-stops/>
      </style:paragraph-properties>
    </style:style>
    <style:style style:name="P32" style:parent-style-name="Lijstalinea" style:list-style-name="LFO1" style:family="paragraph"/>
    <style:style style:name="P33" style:parent-style-name="Lijstalinea" style:family="paragraph">
      <style:paragraph-properties fo:margin-left="2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Waar staat CSS voor?</text:p>
        </text:list-item>
      </text:list>
      <text:p text:style-name="Lijstalinea">Cascading Style Sheet</text:p>
      <text:p text:style-name="Lijstalinea"/>
      <text:list text:style-name="LFO1" text:continue-numbering="true">
        <text:list-item>
          <text:p text:style-name="P2">Wat kan je met CSS doen?</text:p>
        </text:list-item>
      </text:list>
      <text:p text:style-name="Lijstalinea">Met CSS kan je je html pagina designen</text:p>
      <text:p text:style-name="Lijstalinea"/>
      <text:list text:style-name="LFO1" text:continue-numbering="true">
        <text:list-item>
          <text:p text:style-name="P3">Wat is het verschil tussen HTML en CSS?</text:p>
        </text:list-item>
      </text:list>
      <text:p text:style-name="P4">HTML is voor de lay-out en CSS is voor de details</text:p>
      <text:list text:style-name="LFO1" text:continue-numbering="true">
        <text:list-item>
          <text:p text:style-name="P5">Op hoeveel manieren kan je CSS<text:s/>toevoegen aan je HTML-code?</text:p>
        </text:list-item>
      </text:list>
      <text:p text:style-name="Lijstalinea">Er zijn 3 manieren</text:p>
      <text:p text:style-name="Lijstalinea"/>
      <text:list text:style-name="LFO1" text:continue-numbering="true">
        <text:list-item>
          <text:p text:style-name="P6">Geef van iedere manier een voorbeeld.</text:p>
        </text:list-item>
      </text:list>
      <text:p text:style-name="Lijstalinea">Maak een externe Stylesheet, een interne Stylesheet en je kan de Style veranderen naar een single tag</text:p>
      <text:p text:style-name="Lijstalinea"/>
      <text:list text:style-name="LFO1" text:continue-numbering="true">
        <text:list-item>
          <text:p text:style-name="P7">Welke manier is het beste? Waarom?</text:p>
        </text:list-item>
      </text:list>
      <text:p text:style-name="Lijstalinea">Ik vind de externe Style<text:s/>sheet</text:p>
      <text:p text:style-name="Lijstalinea"/>
      <text:list text:style-name="LFO1" text:continue-numbering="true">
        <text:list-item>
          <text:p text:style-name="P8">Wat is een selector?</text:p>
        </text:list-item>
      </text:list>
      <text:p text:style-name="Lijstalinea">Dan kan je kijken welke html pagina je moet aanpassen met CSS</text:p>
      <text:p text:style-name="Lijstalinea"/>
      <text:list text:style-name="LFO1" text:continue-numbering="true">
        <text:list-item>
          <text:p text:style-name="P9">Wat is een declaratieblok?</text:p>
        </text:list-item>
      </text:list>
      <text:p text:style-name="Lijstalinea">Is een CSS eigenschap met een waarde en tot slot een puntkomma</text:p>
      <text:p text:style-name="Lijstalinea"/>
      <text:list text:style-name="LFO1" text:continue-numbering="true">
        <text:list-item>
          <text:p text:style-name="P10">Wat kan er beter bij onderstaande CSS?</text:p>
        </text:list-item>
      </text:list>
      <text:p text:style-name="Lijstalinea">Je kan beter h5,h6 doen</text:p>
      <text:p text:style-name="Lijstalinea"/>
      <text:list text:style-name="LFO1" text:continue-numbering="true">
        <text:list-item>
          <text:p text:style-name="P11">Wat doet “tekst-align: justify”? Geef een voorbeeld middels een screenshot.</text:p>
        </text:list-item>
      </text:list>
      <text:p text:style-name="Lijstalinea"/>
      <text:list text:style-name="LFO1" text:continue-numbering="true">
        <text:list-item>
          <text:p text:style-name="P12">Wat is een class?</text:p>
        </text:list-item>
      </text:list>
      <text:p text:style-name="Lijstalinea">Een class specifieert 1 of meer class names</text:p>
      <text:p text:style-name="Lijstalinea"/>
      <text:list text:style-name="LFO1" text:continue-numbering="true">
        <text:list-item>
          <text:p text:style-name="P13">Wat is een id?</text:p>
        </text:list-item>
      </text:list>
      <text:p text:style-name="Lijstalinea">Een id gebruik je als je een tag een naam geeft</text:p>
      <text:p text:style-name="Lijstalinea"/>
      <text:list text:style-name="LFO1" text:continue-numbering="true">
        <text:list-item>
          <text:p text:style-name="P14">Wat is het verschil tussen een class en een id?</text:p>
        </text:list-item>
      </text:list>
      <text:p text:style-name="Lijstalinea">Je kan niet dezelfde ID geven maar bij een class wel</text:p>
      <text:p text:style-name="Lijstalinea"/>
      <text:list text:style-name="LFO1" text:continue-numbering="true">
        <text:list-item>
          <text:p text:style-name="P15">Wat is he verschil tussen margin en padding?</text:p>
        </text:list-item>
      </text:list>
      <text:p text:style-name="Lijstalinea">Margin is de ruimte tussen een element en een andere element en een padding is de ruimte tussen de inhoud en de element</text:p>
      <text:p text:style-name="Lijstalinea"/>
      <text:list text:style-name="LFO1" text:continue-numbering="true">
        <text:list-item>
          <text:p text:style-name="P16">Leg “CSS Inheritance” uit met behulp van de “box-model”.</text:p>
        </text:list-item>
      </text:list>
      <text:p text:style-name="Lijstalinea">Dat is hoe de CSS begint</text:p>
      <text:p text:style-name="Lijstalinea"/>
      <text:list text:style-name="LFO1" text:continue-numbering="true">
        <text:list-item>
          <text:p text:style-name="P17">Wat is het verschil tussen een block-level-element en een inline-element?</text:p>
        </text:list-item>
      </text:list>
      <text:p text:style-name="Lijstalinea">Een block level element begint bij een nieuwe regel en een inline start niet op een nieuwe regel</text:p>
      <text:list text:style-name="LFO1" text:continue-numbering="true">
        <text:list-item>
          <text:p text:style-name="P18">Noem drie toepassingen van een<text:s/>div-element.</text:p>
          <text:soft-page-break/>
          <text:list text:continue-numbering="true">
            <text:list-item>
              <text:list>
                <text:list-item>
                  <text:list>
                    <text:list-item>
                      <text:p text:style-name="P19">Wat is de RGB-kleur van donkerblauw?</text:p>
                    </text:list-item>
                  </text:list>
                </text:list-item>
              </text:list>
            </text:list-item>
          </text:list>
        </text:list-item>
      </text:list>
      <text:p text:style-name="P20">(0,0,139)</text:p>
      <text:p text:style-name="P21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2">Wat is de RGBA-kleur?</text:p>
                    </text:list-item>
                  </text:list>
                </text:list-item>
              </text:list>
            </text:list-item>
          </text:list>
        </text:list-item>
      </text:list>
      <text:p text:style-name="P23">Dat zijn de standaard rgb: kleuren rood, groen en blauw</text:p>
      <text:p text:style-name="P24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">Maak van een block-level-element een inline-element.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">Wat is de moderne variant van float voor lay-out? Wat is het verschil?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9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0">Positioneer een image in het midden van de pagina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2">Realiseer onderstaande HTML-pagina met de kennis die je hebt opgedaan.</text:p>
                    </text:list-item>
                  </text:list>
                </text:list-item>
              </text:list>
            </text:list-item>
          </text:list>
        </text:list-item>
      </text:list>
      <text:p text:style-name="Lijstalinea"/>
      <text:p text:style-name="P33"/>
      <text:p text:style-name="Lijstalinea"/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09-26T06:42:00Z</meta:creation-date>
    <dc:date>2022-09-28T11:43:00Z</dc:date>
    <meta:template xlink:href="Normal.dotm" xlink:type="simple"/>
    <meta:editing-cycles>5</meta:editing-cycles>
    <meta:editing-duration>PT6000S</meta:editing-duration>
    <meta:document-statistic meta:page-count="2" meta:paragraph-count="3" meta:word-count="288" meta:character-count="1873" meta:row-count="13" meta:non-whitespace-character-count="1588"/>
  </office:meta>
</office:document-meta>
</file>